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nnibalism<text:line-break/><text:line-break/>Deboned, brain and other organs removed<text:line-break/>Stuffed entirely with raspberries<text:line-break/>Placed in oven for 2 days<text:line-break/>Taken out, glazed with honey, and popcorn and strawberries on the side<text:line-break/>Golden brown<text:line-break/>Carved<text:line-break/>Eaten by 50 people in 6 hours<text:line-break/>No crumbs le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47:07.990000000</meta:creation-date>
    <dc:date>2019-08-26T15:47:23.459000000</dc:date>
    <meta:editing-duration>PT16S</meta:editing-duration>
    <meta:editing-cycles>1</meta:editing-cycles>
    <meta:document-statistic meta:table-count="0" meta:image-count="0" meta:object-count="0" meta:page-count="1" meta:paragraph-count="1" meta:word-count="42" meta:character-count="248" meta:non-whitespace-character-count="206"/>
    <meta:generator>LibreOffice/6.1.2.1$Windows_X86_64 LibreOffice_project/65905a128db06ba48db947242809d14d3f9a93fe</meta:generator>
  </office:meta>
</office:document-meta>
</file>